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officeooo:rsid="0011385b" officeooo:paragraph-rsid="0011385b"/>
    </style:style>
    <style:style style:name="P2" style:family="paragraph" style:parent-style-name="Standard">
      <style:paragraph-properties fo:text-align="start" style:justify-single-word="false"/>
      <style:text-properties officeooo:rsid="0011385b" officeooo:paragraph-rsid="0011385b"/>
    </style:style>
    <style:style style:name="P3" style:family="paragraph" style:parent-style-name="Standard">
      <style:paragraph-properties fo:text-align="start" style:justify-single-word="false"/>
      <style:text-properties officeooo:rsid="00126d8d" officeooo:paragraph-rsid="00126d8d"/>
    </style:style>
    <style:style style:name="P4" style:family="paragraph" style:parent-style-name="Standard">
      <style:paragraph-properties fo:text-align="start" style:justify-single-word="false"/>
      <style:text-properties officeooo:rsid="00144027" officeooo:paragraph-rsid="00144027"/>
    </style:style>
    <style:style style:name="T1" style:family="text">
      <style:text-properties officeooo:rsid="0012bbf7"/>
    </style:style>
    <style:style style:name="T2" style:family="text">
      <style:text-properties officeooo:rsid="00144027"/>
    </style:style>
    <style:style style:name="T3" style:family="text">
      <style:text-properties officeooo:rsid="001539e8"/>
    </style:style>
    <style:style style:name="T4" style:family="text">
      <style:text-properties officeooo:rsid="0017ab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340 World Wide Web Information Systems Development</text:p>
      <text:p text:style-name="P1">Final Project Documentation</text:p>
      <text:p text:style-name="P1">Zachary Rivait, Shaumik Baki, Rajan Subedi</text:p>
      <text:p text:style-name="P1"/>
      <text:p text:style-name="P2">1. Concept and Purpose</text:p>
      <text:p text:style-name="P2"/>
      <text:p text:style-name="P2"><text:tab/>In essence, our web application is an online bookstore. It uses a PHP and SQL backend to store the information about the books and a HTML/CSS and Javascript frontend to display information to the user. It allows users to order books online and it allows admins to add new books through a GUI.</text:p>
      <text:p text:style-name="P2"/>
      <text:p text:style-name="P3">2. Database Installation</text:p>
      <text:p text:style-name="P3"/>
      <text:p text:style-name="P3"><text:tab/>The installation of the database is simple once your empty account is initialized. Create a new database, named what you prefer as well as an username and password of your choosing. Remember these for later, as we will enter them in a file for the website to use. Once your database is created simply find in the included extras folder the ‘createschema.txt’ This will create the required tables, add an admin account and populate the tables with test data. As <text:span text:style-name="T1">necessary</text:span>, empty the BOOK table when you are ready to populate with only your data. <text:span text:style-name="T4">The included admin account can be edited using the profile page. It’s default username and password are </text:span><text:a xlink:type="simple" xlink:href="mailto:admin@admin.com" text:style-name="Internet_20_link" text:visited-style-name="Visited_20_Internet_20_Link"><text:span text:style-name="T4">admin@admin.com</text:span></text:a><text:span text:style-name="T4"> and root.</text:span></text:p>
      <text:p text:style-name="P3"/>
      <text:p text:style-name="P3">3. Web Application and Installation</text:p>
      <text:p text:style-name="P3"/>
      <text:p text:style-name="P3"><text:tab/><text:span text:style-name="T2">The only important file that must be edited is ‘config.php’ Open the file and enter your e-mail for the contact page as well as the information of your database: address, name, username, and password. Save the file and close. Drag and drop all the files in public_html and private_html into their corresponding folders online.</text:span></text:p>
      <text:p text:style-name="P3"/>
      <text:p text:style-name="P4">4. Web Application Walk through</text:p>
      <text:p text:style-name="P4"/>
      <text:p text:style-name="P4"><text:tab/>Our application uses an SQL database to store both user and book information. The register.php page will repopulate with data on a failed registration. AJAX is used in conjunction with PHP to populate the index.php page with book information, including when you use the search bar or clicks on the genre buttons. This can be seen in the index.js and books.php files. Javascript is used to hide buttons that are only usable by an authenticated user. This can be seen in the index.php page. <text:span text:style-name="T3">The packaged logo is an SVG file. CSS is used to format all visible pages, with flexbox used the format the entirety of the index.php page. Authenticated users are able to change their username and password on the profile.php page. Admins are able to do the same, but are also able to add and remove products from the same page. Logins are kept across sessions for a 30 minute windows after you close the browser. This is used and can be seen a number of files including index.php and login.inc.php. The contact us page allows you to send an email to the specified email in the config.php file. TinyMCE is used on the contactpage.htm as the main text box for comments.</text:span></text:p>
      <text:p text:style-name="P4"/>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6:24:53.163000000</meta:creation-date>
    <dc:date>2019-03-27T17:50:13.046000000</dc:date>
    <meta:editing-duration>PT33M9S</meta:editing-duration>
    <meta:editing-cycles>9</meta:editing-cycles>
    <meta:generator>LibreOffice/5.4.1.2$Windows_X86_64 LibreOffice_project/ea7cb86e6eeb2bf3a5af73a8f7777ac570321527</meta:generator>
    <meta:document-statistic meta:table-count="0" meta:image-count="0" meta:object-count="0" meta:page-count="1" meta:paragraph-count="12" meta:word-count="460" meta:character-count="2691" meta:non-whitespace-character-count="2237"/>
  </office:meta>
</office:document-meta>
</file>